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6.685cm"/>
    </style:style>
    <style:style style:name="co5" style:family="table-column">
      <style:table-column-properties fo:break-before="auto" style:column-width="4.867cm"/>
    </style:style>
    <style:style style:name="co6" style:family="table-column">
      <style:table-column-properties fo:break-before="auto" style:column-width="4.699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1.448cm"/>
    </style:style>
    <style:style style:name="co9" style:family="table-column">
      <style:table-column-properties fo:break-before="auto" style:column-width="2.166cm"/>
    </style:style>
    <style:style style:name="co10" style:family="table-column">
      <style:table-column-properties fo:break-before="auto" style:column-width="1.612cm"/>
    </style:style>
    <style:style style:name="ro1" style:family="table-row">
      <style:table-row-properties style:row-height="0.3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" style:family="table-cell" style:parent-style-name="Default">
      <style:table-cell-properties fo:background-color="#cccccc"/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config</text:p>
          </table:table-cell>
          <table:table-cell table:style-name="ce1" office:value-type="string">
            <text:p>instanciation</text:p>
          </table:table-cell>
          <table:table-cell table:style-name="ce1" office:value-type="string">
            <text:p>ligne</text:p>
          </table:table-cell>
          <table:table-cell table:style-name="ce1" office:value-type="string">
            <text:p>file path</text:p>
          </table:table-cell>
          <table:table-cell table:style-name="ce1" office:value-type="string">
            <text:p>$fun</text:p>
          </table:table-cell>
          <table:table-cell table:style-name="ce1" office:value-type="string">
            <text:p>$map</text:p>
          </table:table-cell>
          <table:table-cell table:style-name="ce1" office:value-type="string">
            <text:p>conf</text:p>
          </table:table-cell>
          <table:table-cell table:style-name="ce1" office:value-type="string">
            <text:p>fonction</text:p>
          </table:table-cell>
          <table:table-cell table:style-name="ce1" office:value-type="string">
            <text:p>remplace</text:p>
          </table:table-cell>
          <table:table-cell table:style-name="ce1" office:value-type="string">
            <text:p>site_conf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announce</text:p>
          </table:table-cell>
          <table:table-cell office:value-type="string">
            <text:p>lists_defineExt</text:p>
          </table:table-cell>
          <table:table-cell/>
          <table:table-cell office:value-type="string">
            <text:p>/libs/product/search/announce.inc</text:p>
          </table:table-cell>
          <table:table-cell office:value-type="string">
            <text:p>search_announceTextGet</text:p>
          </table:table-cell>
          <table:table-cell office:value-type="string">
            <text:p>NO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new_members</text:p>
          </table:table-cell>
          <table:table-cell office:value-type="string">
            <text:p>lists_defineExt</text:p>
          </table:table-cell>
          <table:table-cell/>
          <table:table-cell office:value-type="string">
            <text:p>/libs/product/search/new_members_search.inc</text:p>
          </table:table-cell>
          <table:table-cell office:value-type="string">
            <text:p>run_snap_search </text:p>
          </table:table-cell>
          <table:table-cell office:value-type="string">
            <text:p>_map_new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nickname</text:p>
          </table:table-cell>
          <table:table-cell office:value-type="string">
            <text:p>lists_defineExt</text:p>
          </table:table-cell>
          <table:table-cell/>
          <table:table-cell office:value-type="string">
            <text:p>/libs/product/search/nickname.inc</text:p>
          </table:table-cell>
          <table:table-cell office:value-type="string">
            <text:p>search_nickname </text:p>
          </table:table-cell>
          <table:table-cell office:value-type="string">
            <text:p>NO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efault</text:p>
          </table:table-cell>
          <table:table-cell table:style-name="ce5" office:value-type="string">
            <text:p>lists_defineExt</text:p>
          </table:table-cell>
          <table:table-cell table:style-name="ce5"/>
          <table:table-cell table:style-name="ce5" office:value-type="string">
            <text:p>/libs/product/search/nickname.inc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online_search</text:p>
          </table:table-cell>
          <table:table-cell office:value-type="string">
            <text:p>lists_defineExt</text:p>
          </table:table-cell>
          <table:table-cell/>
          <table:table-cell office:value-type="string">
            <text:p>/libs/product/search/online_search.inc</text:p>
          </table:table-cell>
          <table:table-cell office:value-type="string">
            <text:p>online_search </text:p>
          </table:table-cell>
          <table:table-cell office:value-type="string">
            <text:p>_map_ons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online_search</text:p>
          </table:table-cell>
          <table:table-cell office:value-type="string">
            <text:p>lists_defineExt</text:p>
          </table:table-cell>
          <table:table-cell/>
          <table:table-cell office:value-type="string">
            <text:p>/libs/product/search/online_search.inc</text:p>
          </table:table-cell>
          <table:table-cell office:value-type="string">
            <text:p>online_search </text:p>
          </table:table-cell>
          <table:table-cell office:value-type="string">
            <text:p>_map_ons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advanced_search</text:p>
          </table:table-cell>
          <table:table-cell office:value-type="string">
            <text:p>lists_defineExt</text:p>
          </table:table-cell>
          <table:table-cell/>
          <table:table-cell office:value-type="string">
            <text:p>/libs/product/search/quicksearch.inc</text:p>
          </table:table-cell>
          <table:table-cell office:value-type="string">
            <text:p>search_advancedSearchExecute</text:p>
          </table:table-cell>
          <table:table-cell office:value-type="string">
            <text:p>NO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advanced_search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ajax/search_advancedsearch_count.php</text:p>
          </table:table-cell>
          <table:table-cell office:value-type="string">
            <text:p>search_advancedSearchExecute </text:p>
          </table:table-cell>
          <table:table-cell office:value-type="string">
            <text:p>NO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online_members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authent/ons_v5.php</text:p>
          </table:table-cell>
          <table:table-cell office:value-type="string">
            <text:p>online_members_getList </text:p>
          </table:table-cell>
          <table:table-cell office:value-type="string">
            <text:p>mapOn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mycontacts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mycontacts/index.php</text:p>
          </table:table-cell>
          <table:table-cell office:value-type="string">
            <text:p>mycontacts_listGet </text:p>
          </table:table-cell>
          <table:table-cell office:value-type="string">
            <text:p>mycontacts_infosGet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efault</text:p>
          </table:table-cell>
          <table:table-cell table:style-name="ce5" office:value-type="string">
            <text:p>lists_define</text:p>
          </table:table-cell>
          <table:table-cell table:style-name="ce5"/>
          <table:table-cell table:style-name="ce5" office:value-type="string">
            <text:p>/web/search/aff_result_v.php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members_availableOnlineMapGe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4"/>
        </table:table-row>
        <table:table-row table:style-name="ro2">
          <table:table-cell table:style-name="ce3" office:value-type="string">
            <text:p>aff_result_v2</text:p>
          </table:table-cell>
          <table:table-cell table:style-name="ce6" office:value-type="string">
            <text:p>mlist_new</text:p>
          </table:table-cell>
          <table:table-cell table:style-name="ce6"/>
          <table:table-cell table:style-name="ce6" office:value-type="string">
            <text:p>/web/search/aff_result_v2.php</text:p>
          </table:table-cell>
          <table:table-cell table:style-name="ce6" office:value-type="string">
            <text:p>NULL</text:p>
          </table:table-cell>
          <table:table-cell table:style-name="ce6" office:value-type="string">
            <text:p>members_availableOnlineMapGe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chat</text:p>
          </table:table-cell>
          <table:table-cell office:value-type="string">
            <text:p>lists_defineExt</text:p>
          </table:table-cell>
          <table:table-cell office:value-type="float" office:value="74">
            <text:p>74</text:p>
          </table:table-cell>
          <table:table-cell office:value-type="string">
            <text:p>/web/search/chat.php</text:p>
          </table:table-cell>
          <table:table-cell office:value-type="string">
            <text:p>search_chat</text:p>
          </table:table-cell>
          <table:table-cell office:value-type="string">
            <text:p>mapChat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flash</text:p>
          </table:table-cell>
          <table:table-cell office:value-type="string">
            <text:p>lists_defineExt</text:p>
          </table:table-cell>
          <table:table-cell office:value-type="float" office:value="74">
            <text:p>74</text:p>
          </table:table-cell>
          <table:table-cell office:value-type="string">
            <text:p>/web/search/flash.php</text:p>
          </table:table-cell>
          <table:table-cell office:value-type="string">
            <text:p>search_flash</text:p>
          </table:table-cell>
          <table:table-cell office:value-type="string">
            <text:p>mapFlash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ichat</text:p>
          </table:table-cell>
          <table:table-cell office:value-type="string">
            <text:p>lists_defineExt</text:p>
          </table:table-cell>
          <table:table-cell office:value-type="float" office:value="74">
            <text:p>74</text:p>
          </table:table-cell>
          <table:table-cell office:value-type="string">
            <text:p>/web/search/ichat.php</text:p>
          </table:table-cell>
          <table:table-cell office:value-type="string">
            <text:p>search_ichat</text:p>
          </table:table-cell>
          <table:table-cell office:value-type="string">
            <text:p>mapIChat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ifavorite</text:p>
          </table:table-cell>
          <table:table-cell office:value-type="string">
            <text:p>lists_defineExt</text:p>
          </table:table-cell>
          <table:table-cell office:value-type="float" office:value="74">
            <text:p>74</text:p>
          </table:table-cell>
          <table:table-cell office:value-type="string">
            <text:p>/web/search/ifavorite.php</text:p>
          </table:table-cell>
          <table:table-cell office:value-type="string">
            <text:p>search_ifavorite</text:p>
          </table:table-cell>
          <table:table-cell office:value-type="string">
            <text:p>mapiFavorite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iflash</text:p>
          </table:table-cell>
          <table:table-cell office:value-type="string">
            <text:p>lists_defineExt</text:p>
          </table:table-cell>
          <table:table-cell office:value-type="float" office:value="79">
            <text:p>79</text:p>
          </table:table-cell>
          <table:table-cell office:value-type="string">
            <text:p>/web/search/iflash.php</text:p>
          </table:table-cell>
          <table:table-cell office:value-type="string">
            <text:p>search_iflash</text:p>
          </table:table-cell>
          <table:table-cell office:value-type="string">
            <text:p>mapIFlash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ivisit</text:p>
          </table:table-cell>
          <table:table-cell office:value-type="string">
            <text:p>lists_defineExt</text:p>
          </table:table-cell>
          <table:table-cell office:value-type="float" office:value="70">
            <text:p>70</text:p>
          </table:table-cell>
          <table:table-cell office:value-type="string">
            <text:p>/web/search/ivisit.php</text:p>
          </table:table-cell>
          <table:table-cell office:value-type="string">
            <text:p>search_ivisit</text:p>
          </table:table-cell>
          <table:table-cell office:value-type="string">
            <text:p>mapIVisit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lacklist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search/myblacklist.php</text:p>
          </table:table-cell>
          <table:table-cell office:value-type="string">
            <text:p>blacklist_getList</text:p>
          </table:table-cell>
          <table:table-cell office:value-type="string">
            <text:p>mapMyBlacklist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favorite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search/myfavorites.php</text:p>
          </table:table-cell>
          <table:table-cell office:value-type="string">
            <text:p>search_favorite</text:p>
          </table:table-cell>
          <table:table-cell office:value-type="string">
            <text:p>mapFavorite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get_onlines_chunk</text:p>
          </table:table-cell>
          <table:table-cell office:value-type="string">
            <text:p>lists_defineChunkExt</text:p>
          </table:table-cell>
          <table:table-cell/>
          <table:table-cell office:value-type="string">
            <text:p>/web/search/ons_chunk.php</text:p>
          </table:table-cell>
          <table:table-cell office:value-type="string">
            <text:p>list_get_onlinesChunk</text:p>
          </table:table-cell>
          <table:table-cell office:value-type="string">
            <text:p>mapOn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get_onlines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search/ons_for_sscope.php</text:p>
          </table:table-cell>
          <table:table-cell office:value-type="string">
            <text:p>list_get_onlines</text:p>
          </table:table-cell>
          <table:table-cell office:value-type="string">
            <text:p>mapOn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announce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search/process_result.php</text:p>
          </table:table-cell>
          <table:table-cell office:value-type="string">
            <text:p>search_announceTextGet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nickname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search/process_result.php</text:p>
          </table:table-cell>
          <table:table-cell office:value-type="string">
            <text:p>search_nickname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efault</text:p>
          </table:table-cell>
          <table:table-cell table:style-name="ce5" office:value-type="string">
            <text:p>lists_defineExt</text:p>
          </table:table-cell>
          <table:table-cell table:style-name="ce5"/>
          <table:table-cell table:style-name="ce5" office:value-type="string">
            <text:p>/web/search/process_result.php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ostcode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search/process_result.php</text:p>
          </table:table-cell>
          <table:table-cell office:value-type="string">
            <text:p>search_postcode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online_members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search/process_result.php</text:p>
          </table:table-cell>
          <table:table-cell office:value-type="string">
            <text:p>online_members_getList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advanced_search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search/process_result.php</text:p>
          </table:table-cell>
          <table:table-cell office:value-type="string">
            <text:p>search_advancedSearchExecute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advanced_search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search/result_v.php</text:p>
          </table:table-cell>
          <table:table-cell office:value-type="string">
            <text:p>search_advancedSearchExecute</text:p>
          </table:table-cell>
          <table:table-cell office:value-type="string">
            <text:p>NO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advanced_search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search/result_v2.php</text:p>
          </table:table-cell>
          <table:table-cell office:value-type="string">
            <text:p>search_advancedSearchExecute</text:p>
          </table:table-cell>
          <table:table-cell office:value-type="string">
            <text:p>NO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efault</text:p>
          </table:table-cell>
          <table:table-cell table:style-name="ce5" office:value-type="string">
            <text:p>lists_define</text:p>
          </table:table-cell>
          <table:table-cell table:style-name="ce5"/>
          <table:table-cell table:style-name="ce5" office:value-type="string">
            <text:p>/web/search/result.php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members_availableOnlineMapGe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visit</text:p>
          </table:table-cell>
          <table:table-cell office:value-type="string">
            <text:p>lists_defineExt</text:p>
          </table:table-cell>
          <table:table-cell office:value-type="float" office:value="74">
            <text:p>74</text:p>
          </table:table-cell>
          <table:table-cell office:value-type="string">
            <text:p>/web/search/visit.php</text:p>
          </table:table-cell>
          <table:table-cell office:value-type="string">
            <text:p>search_visit</text:p>
          </table:table-cell>
          <table:table-cell office:value-type="string">
            <text:p>mapVisit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is</text:p>
          </table:table-cell>
          <table:table-cell table:number-columns-repeated="1013"/>
        </table:table-row>
        <table:table-row table:style-name="ro2">
          <table:table-cell office:value-type="string">
            <text:p>online_members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signup/confirm_signup_ons.php</text:p>
          </table:table-cell>
          <table:table-cell office:value-type="string">
            <text:p>online_members_getList</text:p>
          </table:table-cell>
          <table:table-cell office:value-type="string">
            <text:p>mapOn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online_members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signup/ons_v5.php</text:p>
          </table:table-cell>
          <table:table-cell office:value-type="string">
            <text:p>online_members_getList</text:p>
          </table:table-cell>
          <table:table-cell office:value-type="string">
            <text:p>mapOn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ids2home</text:p>
          </table:table-cell>
          <table:table-cell office:value-type="string">
            <text:p>lists_defineExt</text:p>
          </table:table-cell>
          <table:table-cell/>
          <table:table-cell office:value-type="string">
            <text:p>/web/wall/wall_xml.php</text:p>
          </table:table-cell>
          <table:table-cell office:value-type="string">
            <text:p>ids2home_list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efault</text:p>
          </table:table-cell>
          <table:table-cell table:style-name="ce5" office:value-type="string">
            <text:p>lists_Declare</text:p>
          </table:table-cell>
          <table:table-cell table:style-name="ce5"/>
          <table:table-cell table:style-name="ce5" office:value-type="string">
            <text:p>/libs/product/member/control.inc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NUL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default</text:p>
          </table:table-cell>
          <table:table-cell table:style-name="ce5" office:value-type="string">
            <text:p>lists_Declare</text:p>
          </table:table-cell>
          <table:table-cell table:style-name="ce5"/>
          <table:table-cell table:style-name="ce5" office:value-type="string">
            <text:p>/web/members/index.php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NUL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aboid+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default</text:p>
          </table:table-cell>
          <table:table-cell table:style-name="ce5" office:value-type="string">
            <text:p>lists_Declare</text:p>
          </table:table-cell>
          <table:table-cell table:style-name="ce5"/>
          <table:table-cell table:style-name="ce5" office:value-type="string">
            <text:p>/web/members/index_v2.php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NUL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aboid+</text:p>
          </table:table-cell>
          <table:table-cell table:style-name="ce2" table:number-columns-repeated="1013"/>
        </table:table-row>
        <table:table-row table:style-name="ro2">
          <table:table-cell office:value-type="string">
            <text:p>…</text:p>
          </table:table-cell>
          <table:table-cell office:value-type="string">
            <text:p>mlist_new</text:p>
          </table:table-cell>
          <table:table-cell/>
          <table:table-cell office:value-type="string">
            <text:p>/libs/product/forum/lists.inc</text:p>
          </table:table-cell>
          <table:table-cell office:value-type="string">
            <text:p>A LOT</text:p>
          </table:table-cell>
          <table:table-cell office:value-type="string">
            <text:p>NULL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4">14/08/2009</text:date>, <text:time>18:0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14T18:05:17</dc:date>
    <dc:creator>Lionel Martin</dc:creator>
    <meta:editing-duration>PT22H18M16S</meta:editing-duration>
    <meta:editing-cycles>4</meta:editing-cycles>
    <meta:generator>OpenOffice.org/3.1$Linux OpenOffice.org_project/310m11$Build-9399</meta:generator>
    <meta:document-statistic meta:table-count="1" meta:cell-count="342" meta:object-count="0"/>
  </office:meta>
</office:document-meta>
</file>